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a0bfc"/>
    </style:style>
    <style:style style:name="P2" style:family="paragraph" style:parent-style-name="Preformatted_20_Text">
      <style:paragraph-properties fo:orphans="1" style:writing-mode="lr-tb"/>
      <style:text-properties officeooo:paragraph-rsid="001a0bfc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a0bfc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a0bfc"/>
    </style:style>
    <style:style style:name="P5" style:family="paragraph" style:parent-style-name="Preformatted_20_Text">
      <style:paragraph-properties fo:orphans="1"/>
      <style:text-properties officeooo:paragraph-rsid="001a0bfc"/>
    </style:style>
    <style:style style:name="P6" style:family="paragraph" style:parent-style-name="Text_20_body">
      <style:paragraph-properties fo:orphans="1"/>
      <style:text-properties officeooo:paragraph-rsid="001a0b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Analyze the harmonic intervals (cycle lengths to reset to 1)</text:span></text:p>
      <text:p text:style-name="P2"><text:span text:style-name="Source_20_Text">def analyze_collatz_cycles(collatz_data):</text:span></text:p>
      <text:p text:style-name="P2"><text:span text:style-name="Source_20_Text"><text:s text:c="4"/>results = []</text:span></text:p>
      <text:p text:style-name="P2"><text:span text:style-name="Source_20_Text"><text:s text:c="4"/>for key, seq in collatz_data.items():</text:span></text:p>
      <text:p text:style-name="P2"><text:span text:style-name="Source_20_Text"><text:s text:c="8"/>steps_to_reset = len(seq) - 1 <text:s/># Total steps to reach 1</text:span></text:p>
      <text:p text:style-name="P2"><text:span text:style-name="Source_20_Text"><text:s text:c="8"/>results.append((key, steps_to_reset))</text:span></text:p>
      <text:p text:style-name="P2"><text:span text:style-name="Source_20_Text"><text:s text:c="4"/>return results</text:span></text:p>
      <text:p text:style-name="P2"/>
      <text:p text:style-name="P2"><text:span text:style-name="Source_20_Text"># Generate cycle length data</text:span></text:p>
      <text:p text:style-name="P2"><text:span text:style-name="Source_20_Text">cycle_lengths = analyze_collatz_cycles(collatz_data)</text:span></text:p>
      <text:p text:style-name="P2"/>
      <text:p text:style-name="P2"><text:span text:style-name="Source_20_Text"># Convert to a structured format for analysis and visualization</text:span></text:p>
      <text:p text:style-name="P2"><text:span text:style-name="Source_20_Text">import pandas as pd</text:span></text:p>
      <text:p text:style-name="P2"><text:span text:style-name="Source_20_Text">cycle_df = pd.DataFrame(cycle_lengths, columns=["Starting Number", "Steps to Reset"])</text:span></text:p>
      <text:p text:style-name="P2"/>
      <text:p text:style-name="P2"><text:span text:style-name="Source_20_Text"># Plot cycle lengths to observe scaling relationships</text:span></text:p>
      <text:p text:style-name="P2"><text:span text:style-name="Source_20_Text">plt.figure(figsize=(10, 6))</text:span></text:p>
      <text:p text:style-name="P2"><text:span text:style-name="Source_20_Text">plt.plot(cycle_df["Starting Number"], cycle_df["Steps to Reset"], marker='o')</text:span></text:p>
      <text:p text:style-name="P2"><text:span text:style-name="Source_20_Text">plt.xlabel("Starting Number")</text:span></text:p>
      <text:p text:style-name="P2"><text:span text:style-name="Source_20_Text">plt.ylabel("Steps to Reset to 1")</text:span></text:p>
      <text:p text:style-name="P2"><text:span text:style-name="Source_20_Text">plt.title("Steps to Reset to 1 in Collatz Sequences"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Display the cycle lengths as a table for further analysis</text:span></text:p>
      <text:p text:style-name="P3"><text:span text:style-name="Source_20_Text">import ace_tools as tools; tools.display_dataframe_to_user(name="Collatz Sequence Cycle Lengths", dataframe=cycle_df)</text:span></text:p>
      <text:p text:style-name="P6">Result</text:p>
      <text:p text:style-name="P5"><text:s text:c="3"/>Starting Number <text:s/>Steps to Reset</text:p>
      <text:p text:style-name="P5">0 <text:s text:c="15"/>5 <text:s text:c="14"/>5</text:p>
      <text:p text:style-name="P5">1 <text:s text:c="15"/>6 <text:s text:c="14"/>8</text:p>
      <text:p text:style-name="P5">2 <text:s text:c="15"/>7 <text:s text:c="13"/>16</text:p>
      <text:p text:style-name="P5">3 <text:s text:c="15"/>8 <text:s text:c="14"/>3</text:p>
      <text:p text:style-name="P4"><text:span text:style-name="Source_20_Text">4 <text:s text:c="15"/>9 <text:s text:c="13"/>19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1:54:05.606859107</meta:creation-date>
    <dc:date>2025-01-14T02:23:49.581878359</dc:date>
    <meta:editing-duration>PT12M2S</meta:editing-duration>
    <meta:editing-cycles>1</meta:editing-cycles>
    <meta:document-statistic meta:table-count="0" meta:image-count="0" meta:object-count="0" meta:page-count="1" meta:paragraph-count="29" meta:word-count="140" meta:character-count="1215" meta:non-whitespace-character-count="928"/>
    <meta:generator>LibreOffice/24.2.7.2$Linux_X86_64 LibreOffice_project/420$Build-2</meta:generator>
  </office:meta>
</office:document-meta>
</file>